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8808" calcext:value-type="float">
            <text:p>8808</text:p>
          </table:table-cell>
          <table:table-cell table:style-name="ce1" office:value-type="string" calcext:value-type="string">
            <text:p>greentechmedia.co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26.8" calcext:value-type="float">
            <text:p>26.8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10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9642" calcext:value-type="float">
            <text:p>9642</text:p>
          </table:table-cell>
          <table:table-cell table:style-name="ce2" office:value-type="string" calcext:value-type="string">
            <text:p>greasyfork.org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4" calcext:value-type="float">
            <text:p>6.4</text:p>
          </table:table-cell>
          <table:table-cell table:style-name="ce1"/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47017" calcext:value-type="float">
            <text:p>47017</text:p>
          </table:table-cell>
          <table:table-cell table:style-name="ce3" office:value-type="string" calcext:value-type="string">
            <text:p>newsicilia.i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35.4" calcext:value-type="float">
            <text:p>35.4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76681" calcext:value-type="float">
            <text:p>76681</text:p>
          </table:table-cell>
          <table:table-cell table:style-name="ce3" office:value-type="string" calcext:value-type="string">
            <text:p>denverite.com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3.4" calcext:value-type="float">
            <text:p>13.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98209" calcext:value-type="float">
            <text:p>98209</text:p>
          </table:table-cell>
          <table:table-cell table:style-name="ce3" office:value-type="string" calcext:value-type="string">
            <text:p>cottagelife.co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string" calcext:value-type="string">
            <text:p>18*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104800" calcext:value-type="float">
            <text:p>104800</text:p>
          </table:table-cell>
          <table:table-cell table:style-name="ce3" office:value-type="string" calcext:value-type="string">
            <text:p>xobor.com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3.87" calcext:value-type="float">
            <text:p>3.87</text:p>
          </table:table-cell>
          <table:table-cell table:style-name="ce1" office:value-type="string" calcext:value-type="string">
            <text:p>11*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131068" calcext:value-type="float">
            <text:p>131068</text:p>
          </table:table-cell>
          <table:table-cell table:style-name="ce3" office:value-type="string" calcext:value-type="string">
            <text:p>astropix.com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134391" calcext:value-type="float">
            <text:p>134391</text:p>
          </table:table-cell>
          <table:table-cell table:style-name="ce3" office:value-type="string" calcext:value-type="string">
            <text:p>alliedtelesis.com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Firefox</text:p>
          </table:table-cell>
        </table:table-row>
        <table:table-row table:style-name="ro2">
          <table:table-cell table:style-name="ce1" office:value-type="float" office:value="153212" calcext:value-type="float">
            <text:p>153212</text:p>
          </table:table-cell>
          <table:table-cell table:style-name="ce3" office:value-type="string" calcext:value-type="string">
            <text:p>vergecampus.com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159829" calcext:value-type="float">
            <text:p>159829</text:p>
          </table:table-cell>
          <table:table-cell table:style-name="ce3" office:value-type="string" calcext:value-type="string">
            <text:p>hagley.org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string" calcext:value-type="string">
            <text:p>10**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164577" calcext:value-type="float">
            <text:p>164577</text:p>
          </table:table-cell>
          <table:table-cell table:style-name="ce3" office:value-type="string" calcext:value-type="string">
            <text:p>magnetadservices.com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170541" calcext:value-type="float">
            <text:p>170541</text:p>
          </table:table-cell>
          <table:table-cell table:style-name="ce3" office:value-type="string" calcext:value-type="string">
            <text:p>zuver.net.au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197920" calcext:value-type="float">
            <text:p>197920</text:p>
          </table:table-cell>
          <table:table-cell table:style-name="ce3" office:value-type="string" calcext:value-type="string">
            <text:p>velovita.com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20**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227516" calcext:value-type="float">
            <text:p>227516</text:p>
          </table:table-cell>
          <table:table-cell table:style-name="ce3" office:value-type="string" calcext:value-type="string">
            <text:p>swimply.com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9.2" calcext:value-type="float">
            <text:p>29.2</text:p>
          </table:table-cell>
          <table:table-cell table:style-name="ce1" office:value-type="float" office:value="33.9" calcext:value-type="float">
            <text:p>33.9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float" office:value="230283" calcext:value-type="float">
            <text:p>230283</text:p>
          </table:table-cell>
          <table:table-cell table:style-name="ce1" office:value-type="string" calcext:value-type="string">
            <text:p>wikivb.ir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6.45" calcext:value-type="float">
            <text:p>6.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*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246881" calcext:value-type="float">
            <text:p>246881</text:p>
          </table:table-cell>
          <table:table-cell table:style-name="ce3" office:value-type="string" calcext:value-type="string">
            <text:p>renesia.com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9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*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float" office:value="277799" calcext:value-type="float">
            <text:p>277799</text:p>
          </table:table-cell>
          <table:table-cell table:style-name="ce1" office:value-type="string" calcext:value-type="string">
            <text:p>holifestival.org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string" calcext:value-type="string">
            <text:p>9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280204" calcext:value-type="float">
            <text:p>280204</text:p>
          </table:table-cell>
          <table:table-cell table:style-name="ce3" office:value-type="string" calcext:value-type="string">
            <text:p>worldlink.com.np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8.38" calcext:value-type="float">
            <text:p>8.38</text:p>
          </table:table-cell>
          <table:table-cell table:style-name="ce1" office:value-type="string" calcext:value-type="string">
            <text:p>23***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303305" calcext:value-type="float">
            <text:p>303305</text:p>
          </table:table-cell>
          <table:table-cell table:style-name="ce3" office:value-type="string" calcext:value-type="string">
            <text:p>sportravel.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10.57" calcext:value-type="float">
            <text:p>10.57</text:p>
          </table:table-cell>
          <table:table-cell table:style-name="ce1" office:value-type="string" calcext:value-type="string">
            <text:p>13***</text:p>
          </table:table-cell>
          <table:table-cell table:style-name="ce1" office:value-type="string" calcext:value-type="string">
            <text:p>NO*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358550" calcext:value-type="float">
            <text:p>358550</text:p>
          </table:table-cell>
          <table:table-cell table:style-name="ce3" office:value-type="string" calcext:value-type="string">
            <text:p>heinlein-support.d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362304" calcext:value-type="float">
            <text:p>362304</text:p>
          </table:table-cell>
          <table:table-cell table:style-name="ce3" office:value-type="string" calcext:value-type="string">
            <text:p>cbdvapejuice.net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364188" calcext:value-type="float">
            <text:p>364188</text:p>
          </table:table-cell>
          <table:table-cell table:style-name="ce3" office:value-type="string" calcext:value-type="string">
            <text:p>fusion.org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5.91" calcext:value-type="float">
            <text:p>5.91</text:p>
          </table:table-cell>
          <table:table-cell table:style-name="ce1" office:value-type="string" calcext:value-type="string">
            <text:p>6**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367801" calcext:value-type="float">
            <text:p>367801</text:p>
          </table:table-cell>
          <table:table-cell table:style-name="ce3" office:value-type="string" calcext:value-type="string">
            <text:p>quechua.co.uk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string" calcext:value-type="string">
            <text:p>8***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387786" calcext:value-type="float">
            <text:p>387786</text:p>
          </table:table-cell>
          <table:table-cell table:style-name="ce3" office:value-type="string" calcext:value-type="string">
            <text:p>ammar.cloud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16.86" calcext:value-type="float">
            <text:p>16.8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409832" calcext:value-type="float">
            <text:p>409832</text:p>
          </table:table-cell>
          <table:table-cell table:style-name="ce3" office:value-type="string" calcext:value-type="string">
            <text:p>kenengba.com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413386" calcext:value-type="float">
            <text:p>413386</text:p>
          </table:table-cell>
          <table:table-cell table:style-name="ce3" office:value-type="string" calcext:value-type="string">
            <text:p>legalaidnc.org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427425" calcext:value-type="float">
            <text:p>427425</text:p>
          </table:table-cell>
          <table:table-cell table:style-name="ce3" office:value-type="string" calcext:value-type="string">
            <text:p>andreaswaelti.com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2.1" calcext:value-type="float">
            <text:p>2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436359" calcext:value-type="float">
            <text:p>436359</text:p>
          </table:table-cell>
          <table:table-cell table:style-name="ce3" office:value-type="string" calcext:value-type="string">
            <text:p>drivenxdesign.com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27.58" calcext:value-type="float">
            <text:p>27.5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478986" calcext:value-type="float">
            <text:p>478986</text:p>
          </table:table-cell>
          <table:table-cell table:style-name="ce3" office:value-type="string" calcext:value-type="string">
            <text:p>pieterhugo.com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479303" calcext:value-type="float">
            <text:p>479303</text:p>
          </table:table-cell>
          <table:table-cell table:style-name="ce3" office:value-type="string" calcext:value-type="string">
            <text:p>hcss.com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string" calcext:value-type="string">
            <text:p>11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498658" calcext:value-type="float">
            <text:p>498658</text:p>
          </table:table-cell>
          <table:table-cell table:style-name="ce3" office:value-type="string" calcext:value-type="string">
            <text:p>adidasnmd.us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518665" calcext:value-type="float">
            <text:p>518665</text:p>
          </table:table-cell>
          <table:table-cell table:style-name="ce3" office:value-type="string" calcext:value-type="string">
            <text:p>ubersocial.com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string" calcext:value-type="string">
            <text:p>5*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520509" calcext:value-type="float">
            <text:p>520509</text:p>
          </table:table-cell>
          <table:table-cell table:style-name="ce3" office:value-type="string" calcext:value-type="string">
            <text:p>megatorrentshd.bi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*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568388" calcext:value-type="float">
            <text:p>568388</text:p>
          </table:table-cell>
          <table:table-cell table:style-name="ce3" office:value-type="string" calcext:value-type="string">
            <text:p>telfer.ru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7.7" calcext:value-type="float">
            <text:p>7.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581782" calcext:value-type="float">
            <text:p>581782</text:p>
          </table:table-cell>
          <table:table-cell table:style-name="ce3" office:value-type="string" calcext:value-type="string">
            <text:p>mrob.com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string" calcext:value-type="string">
            <text:p>2*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595375" calcext:value-type="float">
            <text:p>595375</text:p>
          </table:table-cell>
          <table:table-cell table:style-name="ce3" office:value-type="string" calcext:value-type="string">
            <text:p>marketlii.com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7*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620344" calcext:value-type="float">
            <text:p>620344</text:p>
          </table:table-cell>
          <table:table-cell table:style-name="ce3" office:value-type="string" calcext:value-type="string">
            <text:p>kpoe.at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2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644683" calcext:value-type="float">
            <text:p>644683</text:p>
          </table:table-cell>
          <table:table-cell table:style-name="ce3" office:value-type="string" calcext:value-type="string">
            <text:p>sciencebeta.com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7" calcext:value-type="float">
            <text:p>1.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669006" calcext:value-type="float">
            <text:p>669006</text:p>
          </table:table-cell>
          <table:table-cell table:style-name="ce3" office:value-type="string" calcext:value-type="string">
            <text:p>theblessedseed.co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**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676791" calcext:value-type="float">
            <text:p>676791</text:p>
          </table:table-cell>
          <table:table-cell table:style-name="ce3" office:value-type="string" calcext:value-type="string">
            <text:p>coloradoboulevard.ne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string" calcext:value-type="string">
            <text:p>29*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682566" calcext:value-type="float">
            <text:p>682566</text:p>
          </table:table-cell>
          <table:table-cell table:style-name="ce3" office:value-type="string" calcext:value-type="string">
            <text:p>shahbudindotcom.net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10*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Firefox</text:p>
          </table:table-cell>
        </table:table-row>
        <table:table-row table:style-name="ro3">
          <table:table-cell table:style-name="ce1" office:value-type="float" office:value="684954" calcext:value-type="float">
            <text:p>684954</text:p>
          </table:table-cell>
          <table:table-cell table:style-name="ce3" office:value-type="string" calcext:value-type="string">
            <text:p>compresse-per-articolazioni.eu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691207" calcext:value-type="float">
            <text:p>691207</text:p>
          </table:table-cell>
          <table:table-cell table:style-name="ce3" office:value-type="string" calcext:value-type="string">
            <text:p>visit-sidney.com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716625" calcext:value-type="float">
            <text:p>716625</text:p>
          </table:table-cell>
          <table:table-cell table:style-name="ce3" office:value-type="string" calcext:value-type="string">
            <text:p>gildedserpent.com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table:style-name="ce1" office:value-type="float" office:value="717863" calcext:value-type="float">
            <text:p>717863</text:p>
          </table:table-cell>
          <table:table-cell table:style-name="ce3" office:value-type="string" calcext:value-type="string">
            <text:p>adriaticbasket.info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office:value-type="float" office:value="727863" calcext:value-type="float">
            <text:p>727863</text:p>
          </table:table-cell>
          <table:table-cell table:style-name="ce3" office:value-type="string" calcext:value-type="string">
            <text:p>kasteelhoensbroek.n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.81" calcext:value-type="float">
            <text:p>1.8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821805" calcext:value-type="float">
            <text:p>821805</text:p>
          </table:table-cell>
          <table:table-cell table:style-name="ce3" office:value-type="string" calcext:value-type="string">
            <text:p>nflpenalties.com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string" calcext:value-type="string">
            <text:p>10**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*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887616" calcext:value-type="float">
            <text:p>887616</text:p>
          </table:table-cell>
          <table:table-cell table:style-name="ce3" office:value-type="string" calcext:value-type="string">
            <text:p>iliketubes.com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899295" calcext:value-type="float">
            <text:p>899295</text:p>
          </table:table-cell>
          <table:table-cell table:style-name="ce3" office:value-type="string" calcext:value-type="string">
            <text:p>japassie.com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string" calcext:value-type="string">
            <text:p>13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table:style-name="ce1" office:value-type="float" office:value="915616" calcext:value-type="float">
            <text:p>915616</text:p>
          </table:table-cell>
          <table:table-cell table:style-name="ce3" office:value-type="string" calcext:value-type="string">
            <text:p><text:s/>bdfor.com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13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Chrome</text:p>
          </table:table-cell>
        </table:table-row>
        <table:table-row table:style-name="ro1" table:number-rows-repeated="13">
          <table:table-cell table:style-name="ce1"/>
          <table:table-cell table:style-name="ce3"/>
          <table:table-cell table:style-name="ce1" table:number-columns-repeated="8"/>
          <table:table-cell/>
        </table:table-row>
        <table:table-row table:style-name="ro1" table:number-rows-repeated="104851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02:35:00.153470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8:53:28.994660333</meta:creation-date>
    <dc:date>2020-10-05T02:39:07.828423172</dc:date>
    <meta:editing-duration>PT1H4M4S</meta:editing-duration>
    <meta:editing-cycles>9</meta:editing-cycles>
    <meta:generator>LibreOffice/6.4.5.2$Linux_X86_64 LibreOffice_project/40$Build-2</meta:generator>
    <meta:document-statistic meta:table-count="1" meta:cell-count="546" meta:object-count="0"/>
  </office:meta>
</office:document-meta>
</file>